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000000141903DAB145CB12C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9ff" officeooo:paragraph-rsid="001f89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6.9252in" svg:height="2.7236in" draw:z-index="0"><draw:image xlink:href="Pictures/100002010000033000000141903DAB145CB12C16.png" xlink:type="simple" xlink:show="embed" xlink:actuate="onLoad" loext:mime-type="image/png"/></draw:frame>Had to modify the input file to have all the element-nodes on a single l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20:57:20.313739565</meta:creation-date>
    <dc:date>2022-09-06T21:20:58.603354188</dc:date>
    <meta:editing-duration>PT23M4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15" meta:character-count="75" meta:non-whitespace-character-count="61"/>
  </office:meta>
</office:document-meta>
</file>